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5E000000706965774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FreeSans1" svg:font-family="FreeSans" style:font-family-generic="swiss"/>
    <style:font-face style:name="OpenSymbol1" svg:font-family="OpenSymbol" style:font-family-generic="system"/>
    <style:font-face style:name="Liberation Serif" svg:font-family="'Liberation Serif'" style:font-family-generic="roman" style:font-pitch="variable"/>
    <style:font-face style:name="HelveticaNeueLT Std2" svg:font-family="'HelveticaNeueLT Std'" style:font-family-generic="swiss" style:font-pitch="variable"/>
    <style:font-face style:name="HelveticaNeueLT Std" svg:font-family="'HelveticaNeueLT Std'" style:font-adornments="55 Roman" style:font-family-generic="swiss" style:font-pitch="variable"/>
    <style:font-face style:name="HelveticaNeueLT Std1" svg:font-family="'HelveticaNeueLT Std'" style:font-adornments="Gra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7.013cm" fo:margin-left="0cm" fo:margin-right="-0.012cm" table:align="margins"/>
    </style:style>
    <style:style style:name="Tableau1.A" style:family="table-column">
      <style:table-column-properties style:column-width="3.942cm" style:rel-column-width="15186*"/>
    </style:style>
    <style:style style:name="Tableau1.B" style:family="table-column">
      <style:table-column-properties style:column-width="3.704cm" style:rel-column-width="14268*"/>
    </style:style>
    <style:style style:name="Tableau1.C" style:family="table-column">
      <style:table-column-properties style:column-width="9.366cm" style:rel-column-width="36081*"/>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1.799cm" style:rel-column-width="6935*"/>
    </style:style>
    <style:style style:name="Tableau2.B" style:family="table-column">
      <style:table-column-properties style:column-width="2.293cm" style:rel-column-width="8839*"/>
    </style:style>
    <style:style style:name="Tableau2.C" style:family="table-column">
      <style:table-column-properties style:column-width="4.092cm" style:rel-column-width="15775*"/>
    </style:style>
    <style:style style:name="Tableau2.D" style:family="table-column">
      <style:table-column-properties style:column-width="4.657cm" style:rel-column-width="17951*"/>
    </style:style>
    <style:style style:name="Tableau2.E" style:family="table-column">
      <style:table-column-properties style:column-width="4.159cm" style:rel-column-width="16035*"/>
    </style:style>
    <style:style style:name="Tableau2.A1" style:family="table-cell">
      <style:table-cell-properties fo:padding="0.097cm" fo:border-left="0.002cm solid #000000" fo:border-right="none" fo:border-top="0.002cm solid #000000" fo:border-bottom="0.002cm solid #000000"/>
    </style:style>
    <style:style style:name="Tableau2.E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E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color="#b80047"/>
    </style:style>
    <style:style style:name="P2" style:family="paragraph" style:parent-style-name="Standard">
      <style:paragraph-properties fo:text-align="start" style:justify-single-word="false"/>
      <style:text-properties fo:color="#ffffff" style:font-name="HelveticaNeueLT Std2" fo:font-size="60pt" style:text-underline-style="none" fo:font-weight="bold" style:font-size-asian="60pt" style:font-weight-asian="bold" style:font-size-complex="60pt" style:font-weight-complex="bold"/>
    </style:style>
    <style:style style:name="P3" style:family="paragraph" style:parent-style-name="Standard">
      <style:paragraph-properties fo:text-align="start" style:justify-single-word="false"/>
      <style:text-properties fo:color="#ffffff" style:font-name="HelveticaNeueLT Std2" fo:font-size="36pt" style:text-underline-style="none" fo:font-weight="bold" style:font-size-asian="36pt" style:font-weight-asian="bold" style:font-size-complex="36pt" style:font-weight-complex="bold"/>
    </style:style>
    <style:style style:name="P4" style:family="paragraph" style:parent-style-name="Standard">
      <style:paragraph-properties fo:text-align="center" style:justify-single-word="false"/>
      <style:text-properties fo:color="#000000" fo:font-size="20pt" style:text-underline-style="solid" style:text-underline-width="auto" style:text-underline-color="font-color" fo:font-weight="bold" style:font-size-asian="20pt" style:font-weight-asian="bold" style:font-size-complex="20pt" style:font-weight-complex="bold"/>
    </style:style>
    <style:style style:name="P5" style:family="paragraph" style:parent-style-name="Standard">
      <style:paragraph-properties fo:text-align="center" style:justify-single-word="false"/>
      <style:text-properties fo:color="#000000" style:font-name="HelveticaNeueLT Std2" fo:font-size="20pt" style:text-underline-style="solid" style:text-underline-width="auto" style:text-underline-color="font-color" fo:font-weight="bold" style:font-size-asian="20pt" style:font-weight-asian="bold" style:font-size-complex="20pt" style:font-weight-complex="bold"/>
    </style:style>
    <style:style style:name="P6" style:family="paragraph" style:parent-style-name="Standard">
      <style:paragraph-properties fo:text-align="center" style:justify-single-word="false"/>
      <style:text-properties fo:color="#b80047" style:font-name="HelveticaNeueLT Std2" fo:font-size="32pt" style:text-underline-style="solid" style:text-underline-width="auto" style:text-underline-color="font-color" fo:font-weight="bold" style:font-size-asian="32pt" style:font-weight-asian="bold" style:font-size-complex="32pt" style:font-weight-complex="bold"/>
    </style:style>
    <style:style style:name="P7" style:family="paragraph" style:parent-style-name="Standard">
      <style:paragraph-properties fo:text-align="start" style:justify-single-word="false"/>
      <style:text-properties fo:color="#eeeeee" style:font-name="HelveticaNeueLT Std2" fo:font-size="18pt" fo:font-style="italic" style:text-underline-style="none" fo:font-weight="bold" style:font-size-asian="18pt" style:font-style-asian="italic" style:font-weight-asian="bold" style:font-size-complex="18pt" style:font-style-complex="italic" style:font-weight-complex="bold"/>
    </style:style>
    <style:style style:name="P8" style:family="paragraph" style:parent-style-name="Footer">
      <style:paragraph-properties fo:background-color="transparent">
        <style:background-image/>
      </style:paragraph-properties>
      <style:text-properties fo:color="#b80047"/>
    </style:style>
    <style:style style:name="P9" style:family="paragraph" style:parent-style-name="Table_20_Contents">
      <style:paragraph-properties fo:text-align="center" style:justify-single-word="false"/>
      <style:text-properties fo:font-size="14pt" style:font-size-asian="14pt" style:font-size-complex="14pt"/>
    </style:style>
    <style:style style:name="P10" style:family="paragraph" style:parent-style-name="Table_20_Contents">
      <style:paragraph-properties fo:text-align="center" style:justify-single-word="false"/>
      <style:text-properties style:font-name="HelveticaNeueLT Std2" fo:font-size="14pt" style:font-size-asian="14pt" style:font-size-complex="14pt"/>
    </style:style>
    <style:style style:name="P11" style:family="paragraph" style:parent-style-name="Table_20_Contents">
      <style:paragraph-properties fo:text-align="center" style:justify-single-word="false"/>
      <style:text-properties fo:color="#494440" style:font-name="HelveticaNeueLT Std2" fo:font-size="14pt" fo:font-weight="bold" style:font-size-asian="14pt" style:font-weight-asian="bold" style:font-size-complex="14pt" style:font-weight-complex="bold"/>
    </style:style>
    <style:style style:name="P12" style:family="paragraph" style:parent-style-name="Table_20_Contents">
      <style:paragraph-properties fo:text-align="center" style:justify-single-word="false"/>
      <style:text-properties fo:color="#494440" style:font-name="HelveticaNeueLT Std2" fo:font-size="14pt" style:font-size-asian="14pt" style:font-size-complex="14pt"/>
    </style:style>
    <style:style style:name="P13" style:family="paragraph" style:parent-style-name="Table_20_Contents">
      <style:paragraph-properties fo:text-align="justify" style:justify-single-word="false"/>
    </style:style>
    <style:style style:name="P14" style:family="paragraph" style:parent-style-name="Text_20_body">
      <style:text-properties style:text-underline-style="none"/>
    </style:style>
    <style:style style:name="P15" style:family="paragraph" style:parent-style-name="Text_20_body">
      <style:paragraph-properties fo:text-align="justify" style:justify-single-word="false"/>
      <style:text-properties style:text-underline-style="none" style:text-underline-mode="continuous" style:text-overline-mode="continuous" style:text-line-through-mode="continuous" fo:background-color="transparent"/>
    </style:style>
    <style:style style:name="P16" style:family="paragraph" style:parent-style-name="Text_20_body">
      <style:paragraph-properties fo:text-align="justify" style:justify-single-word="false"/>
      <style:text-properties style:text-underline-style="none"/>
    </style:style>
    <style:style style:name="P17" style:family="paragraph" style:parent-style-name="Text_20_body">
      <style:paragraph-properties fo:text-align="justify" style:justify-single-word="false"/>
    </style:style>
    <style:style style:name="P18" style:family="paragraph" style:parent-style-name="Standard">
      <style:paragraph-properties fo:text-align="center" style:justify-single-word="false"/>
      <style:text-properties fo:color="#000000" fo:font-size="20pt" style:text-underline-style="solid" style:text-underline-width="auto" style:text-underline-color="font-color" fo:font-weight="bold" style:font-size-asian="20pt" style:font-weight-asian="bold" style:font-size-complex="20pt" style:font-weight-complex="bold"/>
    </style:style>
    <style:style style:name="P19" style:family="paragraph" style:parent-style-name="Text_20_body">
      <style:text-properties style:text-underline-style="none"/>
    </style:style>
    <style:style style:name="P20" style:family="paragraph" style:parent-style-name="Text_20_body" style:list-style-name="L1">
      <style:paragraph-properties fo:text-align="justify" style:justify-single-word="false"/>
      <style:text-properties style:text-underline-style="none"/>
    </style:style>
    <style:style style:name="P21" style:family="paragraph" style:parent-style-name="Text_20_body" style:list-style-name="L2">
      <style:text-properties style:text-underline-style="none"/>
    </style:style>
    <style:style style:name="P22" style:family="paragraph" style:parent-style-name="Contents_20_Heading">
      <style:paragraph-properties fo:break-before="page"/>
    </style:style>
    <style:style style:name="P23" style:family="paragraph" style:parent-style-name="Heading_20_1">
      <style:paragraph-properties fo:text-align="justify" style:justify-single-word="false"/>
      <style:text-properties style:text-underline-style="none"/>
    </style:style>
    <style:style style:name="P24" style:family="paragraph" style:parent-style-name="Heading_20_1">
      <style:paragraph-properties fo:break-before="page"/>
      <style:text-properties style:text-underline-style="none"/>
    </style:style>
    <style:style style:name="P25" style:family="paragraph" style:parent-style-name="Heading_20_1">
      <style:paragraph-properties fo:text-align="justify" style:justify-single-word="false" fo:break-before="page"/>
      <style:text-properties style:text-underline-style="none"/>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Heading_20_2">
      <style:text-properties style:text-underline-style="none"/>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Contents_20_3">
      <style:paragraph-properties>
        <style:tab-stops>
          <style:tab-stop style:position="16.002cm" style:type="right" style:leader-style="dotted" style:leader-text="."/>
        </style:tab-stops>
      </style:paragraph-properties>
    </style:style>
    <style:style style:name="P30" style:family="paragraph">
      <style:paragraph-properties fo:text-align="center"/>
    </style:style>
    <style:style style:name="T1" style:family="text">
      <style:text-properties fo:color="#ffffff" style:font-name="HelveticaNeueLT Std2" fo:font-weight="bold" style:font-weight-asian="bold" style:font-weight-complex="bold"/>
    </style:style>
    <style:style style:name="T2"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1abc9c" draw:fill-color="#1abc9c" draw:textarea-horizontal-align="center" draw:textarea-vertical-align="middle" style:run-through="back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rect text:anchor-type="paragraph" draw:z-index="36" draw:style-name="gr4" draw:text-style-name="P30" svg:width="21cm" svg:height="29.832cm" svg:x="-2cm" svg:y="-2.993cm"><text:p/></draw:rect>CathyMini</text:p>
      <text:p text:style-name="P7">Projet d'intégration ECOM</text:p>
      <text:p text:style-name="P5"/>
      <text:p text:style-name="P6"/>
      <text:p text:style-name="P6"/>
      <text:p text:style-name="P6"/>
      <text:p text:style-name="P6"/>
      <text:p text:style-name="P3">Dossier d'évaluation IHM</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able:table table:name="Tableau1" table:style-name="Tableau1">
        <table:table-column table:style-name="Tableau1.A"/>
        <table:table-column table:style-name="Tableau1.B"/>
        <table:table-column table:style-name="Tableau1.C"/>
        <table:table-row>
          <table:table-cell table:style-name="Tableau1.A1" office:value-type="string">
            <text:p text:style-name="P11">Auteur</text:p>
          </table:table-cell>
          <table:table-cell table:style-name="Tableau1.A1" office:value-type="string">
            <text:p text:style-name="P11">Date</text:p>
          </table:table-cell>
          <table:table-cell table:style-name="Tableau1.C1" office:value-type="string">
            <text:p text:style-name="P11">Description</text:p>
          </table:table-cell>
        </table:table-row>
        <table:table-row>
          <table:table-cell table:style-name="Tableau1.A2" office:value-type="string">
            <text:p text:style-name="P12">Florent Huguet</text:p>
          </table:table-cell>
          <table:table-cell table:style-name="Tableau1.A2" office:value-type="string">
            <text:p text:style-name="P12">18/12/13</text:p>
          </table:table-cell>
          <table:table-cell table:style-name="Tableau1.C2" office:value-type="string">
            <text:p text:style-name="P12">Version Initiale</text:p>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C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C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C2" office:value-type="string">
            <text:p text:style-name="P10"/>
          </table:table-cell>
        </table:table-row>
        <table:table-row>
          <table:table-cell table:style-name="Tableau1.A2" office:value-type="string">
            <text:p text:style-name="P10"/>
          </table:table-cell>
          <table:table-cell table:style-name="Tableau1.A2" office:value-type="string">
            <text:p text:style-name="P10"/>
          </table:table-cell>
          <table:table-cell table:style-name="Tableau1.C2" office:value-type="string">
            <text:p text:style-name="P10"/>
          </table:table-cell>
        </table:table-row>
        <table:table-row>
          <table:table-cell table:style-name="Tableau1.A2" office:value-type="string">
            <text:p text:style-name="P9"/>
          </table:table-cell>
          <table:table-cell table:style-name="Tableau1.A2" office:value-type="string">
            <text:p text:style-name="P9"/>
          </table:table-cell>
          <table:table-cell table:style-name="Tableau1.C2" office:value-type="string">
            <text:p text:style-name="P9"/>
          </table:table-cell>
        </table:table-row>
        <table:table-row>
          <table:table-cell table:style-name="Tableau1.A2" office:value-type="string">
            <text:p text:style-name="P9"/>
          </table:table-cell>
          <table:table-cell table:style-name="Tableau1.A2" office:value-type="string">
            <text:p text:style-name="P9"/>
          </table:table-cell>
          <table:table-cell table:style-name="Tableau1.C2" office:value-type="string">
            <text:p text:style-name="P9"/>
          </table:table-cell>
        </table:table-row>
        <table:table-row>
          <table:table-cell table:style-name="Tableau1.A2" office:value-type="string">
            <text:p text:style-name="P9"/>
          </table:table-cell>
          <table:table-cell table:style-name="Tableau1.A2" office:value-type="string">
            <text:p text:style-name="P9"/>
          </table:table-cell>
          <table:table-cell table:style-name="Tableau1.C2" office:value-type="string">
            <text:p text:style-name="P9"/>
          </table:table-cell>
        </table:table-row>
        <table:table-row>
          <table:table-cell table:style-name="Tableau1.A2" office:value-type="string">
            <text:p text:style-name="P9"/>
          </table:table-cell>
          <table:table-cell table:style-name="Tableau1.A2" office:value-type="string">
            <text:p text:style-name="P9"/>
          </table:table-cell>
          <table:table-cell table:style-name="Tableau1.C2" office:value-type="string">
            <text:p text:style-name="P9"/>
          </table:table-cell>
        </table:table-row>
        <table:table-row>
          <table:table-cell table:style-name="Tableau1.A2" office:value-type="string">
            <text:p text:style-name="P9"/>
          </table:table-cell>
          <table:table-cell table:style-name="Tableau1.A2" office:value-type="string">
            <text:p text:style-name="P9"/>
          </table:table-cell>
          <table:table-cell table:style-name="Tableau1.C2" office:value-type="string">
            <text:p text:style-name="P9"/>
          </table:table-cell>
        </table:table-row>
      </table:table>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22">Table des matières</text:p>
          </text:index-title>
          <text:p text:style-name="P26"><text:s/>1 Introduction<text:tab/>3</text:p>
          <text:p text:style-name="P26"><text:s/>2 Évaluation experte<text:tab/>4</text:p>
          <text:p text:style-name="P26"><text:s/>3 Évaluation utilisateur <text:tab/>6</text:p>
          <text:p text:style-name="P28"><text:s/>3.1 Les objectifs évalués<text:tab/>6</text:p>
          <text:p text:style-name="P28"><text:s/>3.2 Les participants<text:tab/>6</text:p>
          <text:p text:style-name="P28"><text:s/>3.3 Les protocoles mis en place<text:tab/>6</text:p>
          <text:p text:style-name="P29"><text:s/>3.3.1 Protocole avec guidage du participant <text:tab/>7</text:p>
          <text:p text:style-name="P29"><text:s/>3.3.2 Protocole avec libre activité du participant<text:tab/>7</text:p>
          <text:p text:style-name="P28"><text:s/>3.4 Les données récoltées<text:tab/>7</text:p>
          <text:p text:style-name="P28"><text:s/>3.5 Les résultats<text:tab/>9</text:p>
          <text:p text:style-name="P28"><text:s/>3.6 Les évolutions proposées<text:tab/>9</text:p>
        </text:index-body>
      </text:table-of-content>
      <text:h text:style-name="P23" text:outline-level="1" text:is-list-header="true"/>
      <text:h text:style-name="P23" text:outline-level="1" text:is-list-header="true"/>
      <text:h text:style-name="P23" text:outline-level="1">Introduction</text:h>
      <text:p text:style-name="P16"><text:tab/>Après avoir réalisé notre site avec une interface utilisateur et administrateur fonctionnelle, nous avons pu réaliser des évaluations avec un panel de participants illustré dans la partie évaluation utilisateur. Grâce à ces participants nous avons pu <text:s/>réaliser une évaluation de notre interface.</text:p>
      <text:h text:style-name="P25" text:outline-level="1">Évaluation experte</text:h>
      <text:p text:style-name="P16"><text:tab/>Pour l'évaluation experte, étant donné que nous n'avons pas tous développé les mêmes fonctionnalités, nous avons pu évaluer d'un point de vue expert celles que nous n'avons jamais vu. Nous avons également demandé à plusieurs personnes d'évaluer différentes options, lorsqu'il y a plusieurs moyens de réaliser une tâche. Lors de cette évaluation expert, nous avons constater plusieurs problèmes au niveau de l'interface.</text:p>
      <text:p text:style-name="P16"><text:tab/>Les problèmes rencontrés sont principalement liés à l'affichage en temps réel des informations. Ayant réalisé cette évaluation bien avant la finalisation du projet, nous avons pu résoudre la plupart de ces problèmes. Certains restent encore présent faute de temps pour les régler : </text:p>
      <text:list xml:id="list4189274090274940346" text:style-name="L1">
        <text:list-item>
          <text:p text:style-name="P20">Meilleur affichage du caddie pour les petits écrans (smartphone).</text:p>
        </text:list-item>
      </text:list>
      <text:p text:style-name="P16"/>
      <text:p text:style-name="P16"><text:tab/>Pour cette évaluation, nous nous sommes basés sur le « Top 10 Mistakes in Web Design » écris par Jakob Nielsen. Le résultats en est que :</text:p>
      <text:p text:style-name="P16"><text:tab/>- Notre recherche simple n'est pas intelligente, ce qui peut être embêtant pour les utilisateurs, nous devons saisir le nom sans faute du produit que nous voulons rechercher. Nous avons mis en place un système de recherche avancée facile à prendre en main, ce qui permet aux utilisateurs de ne pas être déboussolés avec leur recherche. Il serait intéressant de réaliser une recherche intelligente dans le futur.</text:p>
      <text:p text:style-name="P16"><text:tab/>- Les liens déjà visités ne changent pas de couleur. Nous n'avons pas beaucoup de pages et la recherche de produits se fait dynamiquement. Nous avons considéré que nous n'avions pas besoin de cela, l'utilisateur visitant très peu de lien.</text:p>
      <text:p text:style-name="P16"><text:tab/>- Nous avons opté pour une interface épurée pour notre site. Il y a très peu de paragraphes. Seul les articles dans la page d'accueil sont un peu agressif pour l’œil de l'utilisateur mais étant des articles, le texte a une place importante.</text:p>
      <text:p text:style-name="P16"><text:tab/>- Nous n'avons pas géré le fait que l'utilisateur puisse changer la taille de la police. Notre site étant « responsive », l'utilisateur peut donc zoomer sur les différentes pages du site avec le « zoom » présent dans les navigateurs, sans pour autant nuire à l'affichage du site.</text:p>
      <text:p text:style-name="P16"><text:tab/>- Les titres de nos différentes pages sont clairs pour l'utilisateur. Nous avons mis en place un système de marqueur triangulaire pour permettre à l'utilisateur de repérer la section sur laquelle il se trouve.</text:p>
      <text:p text:style-name="P17"><text:span text:style-name="T2"><text:tab/>- Nous n'avons pas de pop-up intempestives. Nous avons néanmoins un carrousel avec une animation. Celui-ci permet aux utilisateurs novices d'avoir les informations principales concernant notre site et plus particulièrement le principe d’abonnement.</text:span></text:p>
      <text:p text:style-name="P16"><text:tab/>- On a essayé de suivre au maximum les conventions de design présent sur le Web, ne perturbant ainsi pas l'utilisateur. La seule exception est le concept d'abonnement qui est peu courant sur les sites e-commerce, un effort particulier a donc été fourni pour guider l'utilisateur dans l'utilisation des abonnements (le carrousel en est un exemple).</text:p>
      <text:p text:style-name="P16"><text:soft-page-break/><text:tab/>- Une foire aux questions est également mise en évidence, afin de répondre à toutes les interrogations sur notamment le fonctionnement des abonnements (résiliation, ...). Malheureusement nous ne nous sommes pas encore concentrés sur la rédaction de celle-ci.</text:p>
      <text:p text:style-name="P16"/>
      <text:h text:style-name="P24" text:outline-level="1">Évaluation utilisateur </text:h>
      <text:h text:style-name="P27" text:outline-level="2">Les objectifs évalués</text:h>
      <text:p text:style-name="P14"><text:tab/>Notre évaluation vise principalement à savoir si l'utilisateur sait réaliser les cas d'utilisations de bases. Le but est aussi de voir quelles interactions les utilisateurs privilégient quand il y a plusieurs moyen de réaliser ce qu'on lui demande ; par exemple d'ajouter un produit au caddie. Il y a deux façon de le faire, soit en l'ajoutant directement à partir de la galerie de produits, soit en visualisant le détail d'un produit donné, de même pour la création d'un abonnement.</text:p>
      <text:p text:style-name="P14"><text:tab/>Nous évaluerons également si l'utilisateur arrive a finaliser un achat du début à la fin. Nous chiffrerons le nombre de cliques nécessaire pour réaliser les actions.</text:p>
      <text:p text:style-name="P14"><text:tab/>Par rapport aux objectifs fixés dans le cahier des charges, l'incitation à la réutilisation et à l'incitation aux partages communautaires, n'ont pas pu être évalués, le site n'étantvpas en ligne. Néanmoins nous avons dans le carrousel des images liées à l'incitation à créer des abonnements et à partager le site sur Facebook. Un lien pour le partage sur les sites communautaire est également présent dans le pied de page du site.</text:p>
      <text:h text:style-name="P27" text:outline-level="2">Les participants</text:h>
      <text:p text:style-name="P14"><text:tab/>Pour évaluer le site, nous avons choisi un panel de participants varié, respectant les cibles visées par le site. Par manque de temps, le nombre de personnes utilisé pour l'évaluation est insuffisant néanmoins 16 personnes ont été interrogées.</text:p>
      <text:p text:style-name="P14"><text:tab/>Les différentes personnes visées : </text:p>
      <text:list xml:id="list78572165917668739" text:style-name="L2">
        <text:list-item>
          <text:p text:style-name="P21">des personnes achetant régulièrement sur internet</text:p>
        </text:list-item>
        <text:list-item>
          <text:p text:style-name="P21">des personnes achetant occasionnellement sur internet</text:p>
        </text:list-item>
        <text:list-item>
          <text:p text:style-name="P21">des personnes n'achetant jamais sur internet</text:p>
        </text:list-item>
      </text:list>
      <text:p text:style-name="P14"/>
      <text:h text:style-name="P27" text:outline-level="2">Les protocoles mis en place</text:h>
      <text:p text:style-name="P14"><text:tab/>Deux protocoles ont été mis en place. Le premier consiste à donner un scénario à réaliser au participant. Le second consiste à donner une règle générale à l'utilisateur. Ces deux scénarios n'ont pas de temps donné pour être réalisés. Une version fonctionnelle du site et assez stable a été utilisée, ce n'est pas la version finale étant donné que nous avons apporté des modifications suite à l'analyse des résultats obtenus.</text:p>
      <text:h text:style-name="Heading_20_3" text:outline-level="3">Protocole avec guidage du participant </text:h>
      <text:p text:style-name="Text_20_body"><text:tab/>Dans ce protocole, nous posons des questions aux participants,nous étudions leurs actions et leur demandons de nous faire part de leurs remarques.</text:p>
      <text:p text:style-name="P15"><text:tab/>1 - Trouvez l'adresse mail pour contacter le support .</text:p>
      <text:p text:style-name="P15"><text:tab/>2 - Prenez connaissance des conditions générales d'utilisation.</text:p>
      <text:p text:style-name="P15"><text:soft-page-break/><text:tab/>3 – Accédez au catalogue des produits.</text:p>
      <text:p text:style-name="P15"><text:tab/>4 – Ajoutez à votre caddie le tampon NETT PROCOMFORT de la marque NETT avec un flux super+.</text:p>
      <text:p text:style-name="P15"><text:tab/>5 – Ajoutez à un abonnement la serviette MAXI PROTECT de la marque VANIA avec un flux super.</text:p>
      <text:p text:style-name="P15"><text:tab/>6 – Créez un compte (renseignez une vrai adresse mail).</text:p>
      <text:p text:style-name="P15"><text:tab/>7 – Modifiez votre nom. Par quel(s) moyen(s) avez vous constaté le changement ?</text:p>
      <text:p text:style-name="P15"><text:tab/>8 – Déconnectez vous.</text:p>
      <text:p text:style-name="P15"><text:tab/>9 – Reconnectez vous (vous avez peu être oublié votre mot de passe).</text:p>
      <text:p text:style-name="P15"><text:tab/>10 – Créez un deuxième abonnement avec le produit de votre choix dedans.</text:p>
      <text:p text:style-name="P15"><text:tab/>11 – Modifiez la quantité du produit que vous venez d'ajouter à votre abonnement.</text:p>
      <text:p text:style-name="P15"><text:tab/>12 – Finalisez votre achat en achetant ce qu'il y a dans votre panier.</text:p>
      <text:p text:style-name="P15"><text:tab/>13 – Consultez l'historique de vos achats.</text:p>
      <text:p text:style-name="P15"><text:tab/>14 – Consultez le détail de cet achat.</text:p>
      <text:h text:style-name="Heading_20_3" text:outline-level="3">Protocole avec libre activité du participant</text:h>
      <text:p text:style-name="Text_20_body"><text:tab/></text:p>
      <text:p text:style-name="P15"><text:tab/>Dans ce protocole, nous présentons le site aux participants en leur donnant pour simple consigne de réaliser un achat sur notre site. Nous en profitons pour récolter leur avis et les choses qu'ils ne trouvent pas ou qu'ils mettent un certains temps à trouver.</text:p>
      <text:p text:style-name="P16"/>
      <text:h text:style-name="P27" text:outline-level="2">Les données récoltées</text:h>
      <text:p text:style-name="P14"><text:tab/>Un questionnaire a été réalisé en début de projet afin de mieux comprendre nos cibles et leurs besoins. L'analyse des résultats du questionnaire est présente dans le cahier des charges.</text:p>
      <text:p text:style-name="P14"><text:tab/>Le type de données récolté grâce aux différents protocoles mis en place sont en quelque sorte un résultat de questionnaire.<text:tab/></text:p>
      <text:p text:style-name="P14"><text:tab/>Lors du protocole avec scénario, 8 utilisateurs ont participé. Nous avons les données suivantes : </text:p>
      <text:p text:style-name="P14"><text:tab/>Dans la première colonne nous pouvons voir le numéro de l'étape correspondant aux étapes présentes dans la partie 3.3.1. Chacune des autres colonnes représentent l'analyse des résultats obtenus.</text:p>
      <text:p text:style-name="P14"/>
      <text:p text:style-name="P14"/>
      <text:p text:style-name="P14"/>
      <text:p text:style-name="P14"/>
      <table:table table:name="Tableau2" table:style-name="Tableau2">
        <table:table-column table:style-name="Tableau2.A"/>
        <table:table-column table:style-name="Tableau2.B"/>
        <table:table-column table:style-name="Tableau2.C"/>
        <table:table-column table:style-name="Tableau2.D"/>
        <table:table-column table:style-name="Tableau2.E"/>
        <text:soft-page-break/>
        <table:table-row>
          <table:table-cell table:style-name="Tableau2.A1" office:value-type="string">
            <text:p text:style-name="P13">Étape</text:p>
          </table:table-cell>
          <table:table-cell table:style-name="Tableau2.A1" office:value-type="string">
            <text:p text:style-name="P13"/>
          </table:table-cell>
          <table:table-cell table:style-name="Tableau2.A1" office:value-type="string">
            <text:p text:style-name="P13">Novice</text:p>
          </table:table-cell>
          <table:table-cell table:style-name="Tableau2.A1" office:value-type="string">
            <text:p text:style-name="P13">Occasionnel</text:p>
          </table:table-cell>
          <table:table-cell table:style-name="Tableau2.E1" office:value-type="string">
            <text:p text:style-name="P13">Expérimenté</text:p>
          </table:table-cell>
        </table:table-row>
        <table:table-row>
          <table:table-cell table:style-name="Tableau2.A2" table:number-rows-spanned="2" office:value-type="string">
            <text:p text:style-name="P13">1</text:p>
          </table:table-cell>
          <table:table-cell table:style-name="Tableau2.A2" office:value-type="string">
            <text:p text:style-name="P13">Temps</text:p>
          </table:table-cell>
          <table:table-cell table:style-name="Tableau2.A2" office:value-type="string">
            <text:p text:style-name="P13">Fastidieux</text:p>
          </table:table-cell>
          <table:table-cell table:style-name="Tableau2.A2" office:value-type="string">
            <text:p text:style-name="P13">Rapide</text:p>
          </table:table-cell>
          <table:table-cell table:style-name="Tableau2.E2" office:value-type="string">
            <text:p text:style-name="P13">Intuitif</text:p>
          </table:table-cell>
        </table:table-row>
        <table:table-row>
          <table:covered-table-cell/>
          <table:table-cell table:style-name="Tableau2.A2" office:value-type="string">
            <text:p text:style-name="P13">Chemin</text:p>
          </table:table-cell>
          <table:table-cell table:style-name="Tableau2.A2" office:value-type="string">
            <text:p text:style-name="P13">Nous contacter</text:p>
          </table:table-cell>
          <table:table-cell table:style-name="Tableau2.A2" office:value-type="string">
            <text:p text:style-name="P13">Nous contacter</text:p>
          </table:table-cell>
          <table:table-cell table:style-name="Tableau2.E2" office:value-type="string">
            <text:p text:style-name="P13">Pied de page</text:p>
          </table:table-cell>
        </table:table-row>
        <table:table-row>
          <table:table-cell table:style-name="Tableau2.A2" table:number-rows-spanned="2" office:value-type="string">
            <text:p text:style-name="P13">2</text:p>
          </table:table-cell>
          <table:table-cell table:style-name="Tableau2.A2" office:value-type="string">
            <text:p text:style-name="P13">Temps</text:p>
          </table:table-cell>
          <table:table-cell table:style-name="Tableau2.A2" office:value-type="string">
            <text:p text:style-name="P13">Non trouvé</text:p>
          </table:table-cell>
          <table:table-cell table:style-name="Tableau2.A2" office:value-type="string">
            <text:p text:style-name="P13">Rapide</text:p>
          </table:table-cell>
          <table:table-cell table:style-name="Tableau2.E2" office:value-type="string">
            <text:p text:style-name="P13">Intuitif</text:p>
          </table:table-cell>
        </table:table-row>
        <table:table-row>
          <table:covered-table-cell/>
          <table:table-cell table:style-name="Tableau2.A2" office:value-type="string">
            <text:p text:style-name="P13">Chemin</text:p>
          </table:table-cell>
          <table:table-cell table:style-name="Tableau2.A2" office:value-type="string">
            <text:p text:style-name="P13"/>
          </table:table-cell>
          <table:table-cell table:style-name="Tableau2.A2" office:value-type="string">
            <text:p text:style-name="P13">Pied de page</text:p>
          </table:table-cell>
          <table:table-cell table:style-name="Tableau2.E2" office:value-type="string">
            <text:p text:style-name="P13">Pied de page/inscription</text:p>
          </table:table-cell>
        </table:table-row>
        <table:table-row>
          <table:table-cell table:style-name="Tableau2.A2" office:value-type="string">
            <text:p text:style-name="P13">3</text:p>
          </table:table-cell>
          <table:table-cell table:style-name="Tableau2.A2" office:value-type="string">
            <text:p text:style-name="P13">Temps</text:p>
          </table:table-cell>
          <table:table-cell table:style-name="Tableau2.A2" office:value-type="string">
            <text:p text:style-name="P13">Rapide</text:p>
          </table:table-cell>
          <table:table-cell table:style-name="Tableau2.A2" office:value-type="string">
            <text:p text:style-name="P13">Intuitif</text:p>
          </table:table-cell>
          <table:table-cell table:style-name="Tableau2.E2" office:value-type="string">
            <text:p text:style-name="P13">Intuitif</text:p>
          </table:table-cell>
        </table:table-row>
        <table:table-row>
          <table:table-cell table:style-name="Tableau2.A2" office:value-type="string">
            <text:p text:style-name="P13">4</text:p>
          </table:table-cell>
          <table:table-cell table:style-name="Tableau2.A2" office:value-type="string">
            <text:p text:style-name="P13">détail</text:p>
          </table:table-cell>
          <table:table-cell table:style-name="Tableau2.A2" office:value-type="string">
            <text:p text:style-name="P13">Long</text:p>
            <text:p text:style-name="P13">aucune maîtrise du panneau de recherche </text:p>
          </table:table-cell>
          <table:table-cell table:style-name="Tableau2.A2" office:value-type="string">
            <text:p text:style-name="P13">Rapide</text:p>
            <text:p text:style-name="P13">recherche sur le nom, quelques problèmes avec le panneau de recherche</text:p>
          </table:table-cell>
          <table:table-cell table:style-name="Tableau2.E2" office:value-type="string">
            <text:p text:style-name="P13">Intuitif</text:p>
            <text:p text:style-name="P13">recherche avancée avec marque, flux et type</text:p>
          </table:table-cell>
        </table:table-row>
        <table:table-row>
          <table:table-cell table:style-name="Tableau2.A2" office:value-type="string">
            <text:p text:style-name="P13">5</text:p>
          </table:table-cell>
          <table:table-cell table:style-name="Tableau2.A2" office:value-type="string">
            <text:p text:style-name="P13">détail</text:p>
          </table:table-cell>
          <table:table-cell table:style-name="Tableau2.A2" office:value-type="string">
            <text:p text:style-name="P13">Long</text:p>
            <text:p text:style-name="P13">aucune maîtrise du panneau de recherche </text:p>
            <text:p text:style-name="P13">problème avec la création d'un abonnement</text:p>
          </table:table-cell>
          <table:table-cell table:style-name="Tableau2.A2" office:value-type="string">
            <text:p text:style-name="P13">Rapide</text:p>
            <text:p text:style-name="P13">recherche efficace</text:p>
            <text:p text:style-name="P13">ajout facile à l'abonnement</text:p>
          </table:table-cell>
          <table:table-cell table:style-name="Tableau2.E2" office:value-type="string">
            <text:p text:style-name="P13">Rapide</text:p>
            <text:p text:style-name="P13">recherche efficace</text:p>
            <text:p text:style-name="P13">ajout facile à l'abonnement</text:p>
          </table:table-cell>
        </table:table-row>
        <table:table-row>
          <table:table-cell table:style-name="Tableau2.A2" office:value-type="string">
            <text:p text:style-name="P13">6</text:p>
          </table:table-cell>
          <table:table-cell table:style-name="Tableau2.A2" office:value-type="string">
            <text:p text:style-name="P13">temps</text:p>
          </table:table-cell>
          <table:table-cell table:style-name="Tableau2.A2" office:value-type="string">
            <text:p text:style-name="P13">Intuitif</text:p>
          </table:table-cell>
          <table:table-cell table:style-name="Tableau2.A2" office:value-type="string">
            <text:p text:style-name="P13">Intuitif</text:p>
          </table:table-cell>
          <table:table-cell table:style-name="Tableau2.E2" office:value-type="string">
            <text:p text:style-name="P13">Intuitif</text:p>
          </table:table-cell>
        </table:table-row>
        <table:table-row>
          <table:table-cell table:style-name="Tableau2.A2" office:value-type="string">
            <text:p text:style-name="P13">7</text:p>
          </table:table-cell>
          <table:table-cell table:style-name="Tableau2.A2" office:value-type="string">
            <text:p text:style-name="P13">temps</text:p>
          </table:table-cell>
          <table:table-cell table:style-name="Tableau2.A2" office:value-type="string">
            <text:p text:style-name="P13">Rapide</text:p>
            <text:p text:style-name="P13">un peu de temps pour se déplacer dans « mon Compte »</text:p>
          </table:table-cell>
          <table:table-cell table:style-name="Tableau2.A2" office:value-type="string">
            <text:p text:style-name="P13">Intuitif</text:p>
          </table:table-cell>
          <table:table-cell table:style-name="Tableau2.E2" office:value-type="string">
            <text:p text:style-name="P13">Intuitif</text:p>
          </table:table-cell>
        </table:table-row>
        <table:table-row>
          <table:table-cell table:style-name="Tableau2.A2" office:value-type="string">
            <text:p text:style-name="P13">8</text:p>
          </table:table-cell>
          <table:table-cell table:style-name="Tableau2.A2" office:value-type="string">
            <text:p text:style-name="P13">temps</text:p>
          </table:table-cell>
          <table:table-cell table:style-name="Tableau2.A2" office:value-type="string">
            <text:p text:style-name="P13">Intuitif</text:p>
          </table:table-cell>
          <table:table-cell table:style-name="Tableau2.A2" office:value-type="string">
            <text:p text:style-name="P13">Intuitif</text:p>
          </table:table-cell>
          <table:table-cell table:style-name="Tableau2.E2" office:value-type="string">
            <text:p text:style-name="P13">Intuitif</text:p>
          </table:table-cell>
        </table:table-row>
        <table:table-row>
          <table:table-cell table:style-name="Tableau2.A2" office:value-type="string">
            <text:p text:style-name="P13">9</text:p>
          </table:table-cell>
          <table:table-cell table:style-name="Tableau2.A2" office:value-type="string">
            <text:p text:style-name="P13">temps</text:p>
          </table:table-cell>
          <table:table-cell table:style-name="Tableau2.A2" office:value-type="string">
            <text:p text:style-name="P13">Intuitif</text:p>
          </table:table-cell>
          <table:table-cell table:style-name="Tableau2.A2" office:value-type="string">
            <text:p text:style-name="P13">Intuitif</text:p>
          </table:table-cell>
          <table:table-cell table:style-name="Tableau2.E2" office:value-type="string">
            <text:p text:style-name="P13">Intuitif</text:p>
          </table:table-cell>
        </table:table-row>
        <table:table-row>
          <table:table-cell table:style-name="Tableau2.A2" table:number-rows-spanned="2" office:value-type="string">
            <text:p text:style-name="P13">10</text:p>
          </table:table-cell>
          <table:table-cell table:style-name="Tableau2.A2" office:value-type="string">
            <text:p text:style-name="P13">temps</text:p>
          </table:table-cell>
          <table:table-cell table:style-name="Tableau2.A2" office:value-type="string">
            <text:p text:style-name="P13">Long</text:p>
          </table:table-cell>
          <table:table-cell table:style-name="Tableau2.A2" office:value-type="string">
            <text:p text:style-name="P13">Rapide</text:p>
          </table:table-cell>
          <table:table-cell table:style-name="Tableau2.E2" office:value-type="string">
            <text:p text:style-name="P13">Intuitif</text:p>
          </table:table-cell>
        </table:table-row>
        <table:table-row>
          <table:covered-table-cell/>
          <table:table-cell table:style-name="Tableau2.A2" office:value-type="string">
            <text:p text:style-name="P13">chemin</text:p>
          </table:table-cell>
          <table:table-cell table:style-name="Tableau2.A2" office:value-type="string">
            <text:p text:style-name="P13">Lors de l'ajout d'un produit</text:p>
          </table:table-cell>
          <table:table-cell table:style-name="Tableau2.A2" office:value-type="string">
            <text:p text:style-name="P13">Lors de l'ajout d'un produit</text:p>
          </table:table-cell>
          <table:table-cell table:style-name="Tableau2.E2" office:value-type="string">
            <text:p text:style-name="P13">Lors de l'ajout d'un produit / dans le « panier abonnement »</text:p>
          </table:table-cell>
        </table:table-row>
        <table:table-row>
          <table:table-cell table:style-name="Tableau2.A2" table:number-rows-spanned="2" office:value-type="string">
            <text:p text:style-name="P13">11</text:p>
          </table:table-cell>
          <table:table-cell table:style-name="Tableau2.A2" office:value-type="string">
            <text:p text:style-name="P13">temps</text:p>
          </table:table-cell>
          <table:table-cell table:style-name="Tableau2.A2" office:value-type="string">
            <text:p text:style-name="P13">Rapide</text:p>
          </table:table-cell>
          <table:table-cell table:style-name="Tableau2.A2" office:value-type="string">
            <text:p text:style-name="P13">Intuitif</text:p>
          </table:table-cell>
          <table:table-cell table:style-name="Tableau2.E2" office:value-type="string">
            <text:p text:style-name="P13">Intuitif</text:p>
          </table:table-cell>
        </table:table-row>
        <table:table-row>
          <table:covered-table-cell/>
          <table:table-cell table:style-name="Tableau2.A2" office:value-type="string">
            <text:p text:style-name="P13">chemin</text:p>
          </table:table-cell>
          <table:table-cell table:style-name="Tableau2.A2" office:value-type="string">
            <text:p text:style-name="P13">Flèche d'ajout</text:p>
          </table:table-cell>
          <table:table-cell table:style-name="Tableau2.A2" office:value-type="string">
            <text:p text:style-name="P13">Flèche d'ajout/saisie</text:p>
          </table:table-cell>
          <table:table-cell table:style-name="Tableau2.E2" office:value-type="string">
            <text:p text:style-name="P13">Flèche d'ajout/saisie</text:p>
          </table:table-cell>
        </table:table-row>
        <table:table-row>
          <table:table-cell table:style-name="Tableau2.A2" office:value-type="string">
            <text:p text:style-name="P13">12</text:p>
          </table:table-cell>
          <table:table-cell table:style-name="Tableau2.A2" office:value-type="string">
            <text:p text:style-name="P13">temps</text:p>
          </table:table-cell>
          <table:table-cell table:style-name="Tableau2.A2" office:value-type="string">
            <text:p text:style-name="P13">Rapide</text:p>
            <text:p text:style-name="P13">quelques problèmes pour la page de choix d'adresse</text:p>
          </table:table-cell>
          <table:table-cell table:style-name="Tableau2.A2" office:value-type="string">
            <text:p text:style-name="P13">Rapide</text:p>
          </table:table-cell>
          <table:table-cell table:style-name="Tableau2.E2" office:value-type="string">
            <text:p text:style-name="P13">Intuitif</text:p>
          </table:table-cell>
        </table:table-row>
        <table:table-row>
          <table:table-cell table:style-name="Tableau2.A2" table:number-rows-spanned="2" office:value-type="string">
            <text:p text:style-name="P13">13</text:p>
          </table:table-cell>
          <table:table-cell table:style-name="Tableau2.A2" office:value-type="string">
            <text:p text:style-name="P13">temps</text:p>
          </table:table-cell>
          <table:table-cell table:style-name="Tableau2.A2" office:value-type="string">
            <text:p text:style-name="P13">Rapide</text:p>
          </table:table-cell>
          <table:table-cell table:style-name="Tableau2.A2" office:value-type="string">
            <text:p text:style-name="P13">Intuitif</text:p>
          </table:table-cell>
          <table:table-cell table:style-name="Tableau2.E2" office:value-type="string">
            <text:p text:style-name="P13">Intuitif</text:p>
          </table:table-cell>
        </table:table-row>
        <table:table-row>
          <table:covered-table-cell/>
          <table:table-cell table:style-name="Tableau2.A2" office:value-type="string">
            <text:p text:style-name="P13">chemin</text:p>
          </table:table-cell>
          <table:table-cell table:style-name="Tableau2.A2" office:value-type="string">
            <text:p text:style-name="P13">Passage dans <text:soft-page-break/>« mon Compte » puis recherche à l'intérieur</text:p>
          </table:table-cell>
          <table:table-cell table:style-name="Tableau2.A2" office:value-type="string">
            <text:p text:style-name="P13">Passage dans « mon <text:soft-page-break/>Compte » et directement dans mes achats</text:p>
          </table:table-cell>
          <table:table-cell table:style-name="Tableau2.E2" office:value-type="string">
            <text:p text:style-name="P13">Passage dans « mon <text:soft-page-break/>Compte » et directement dans mes achats</text:p>
          </table:table-cell>
        </table:table-row>
        <table:table-row>
          <table:table-cell table:style-name="Tableau2.A2" office:value-type="string">
            <text:p text:style-name="P13">14</text:p>
          </table:table-cell>
          <table:table-cell table:style-name="Tableau2.A2" office:value-type="string">
            <text:p text:style-name="P13">temps</text:p>
          </table:table-cell>
          <table:table-cell table:style-name="Tableau2.A2" office:value-type="string">
            <text:p text:style-name="P13">Long</text:p>
          </table:table-cell>
          <table:table-cell table:style-name="Tableau2.A2" office:value-type="string">
            <text:p text:style-name="P13">Intuitif</text:p>
          </table:table-cell>
          <table:table-cell table:style-name="Tableau2.E2" office:value-type="string">
            <text:p text:style-name="P13">Intuitif </text:p>
          </table:table-cell>
        </table:table-row>
      </table:table>
      <text:p text:style-name="P14"/>
      <text:p text:style-name="P14"><text:tab/>Lors du protocole où nous laissons le participant naviguer comme il le souhaite dans le site, 75 % des personnes (ayant ou non l'habitude du commerce en ligne) arrive à se repérer et à réaliser une commande. Nous avons réalisé ce scénario sur 8 personnes différentes par rapport au scénario précédent.</text:p>
      <text:h text:style-name="P27" text:outline-level="2">Les résultats</text:h>
      <text:p text:style-name="P14"><text:tab/>Pour résumer les données obtenues : notre site semble facile à prendre en mains pour les participants. Nos protocoles de tests ne sont pas assez importants pour avoir des résultats significatifs, mais nous considérons que nos objectifs évalués sont corrects. De plus les impressions sur l'ensemble du site sont généralement positives.</text:p>
      <text:h text:style-name="P27" text:outline-level="2">Les évolutions proposées</text:h>
      <text:p text:style-name="P14"><text:tab/>Pour améliorer notre site nous pourrions dans un premier temps mettre en place une recherche intelligente. Dans un second temps, mettre en place la possibilité de finaliser un abonnement, ce qui est presque le cas et déjà possible pour un panier classique. Un système d'offres promotionnelles fait également partie des fonctionnalités intéressantes à mettre ne place, tant pour le vendeur que le clien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FreeSans1" svg:font-family="FreeSans" style:font-family-generic="swiss"/>
    <style:font-face style:name="OpenSymbol1" svg:font-family="OpenSymbol" style:font-family-generic="system"/>
    <style:font-face style:name="Liberation Serif" svg:font-family="'Liberation Serif'" style:font-family-generic="roman" style:font-pitch="variable"/>
    <style:font-face style:name="HelveticaNeueLT Std2" svg:font-family="'HelveticaNeueLT Std'" style:font-family-generic="swiss" style:font-pitch="variable"/>
    <style:font-face style:name="HelveticaNeueLT Std" svg:font-family="'HelveticaNeueLT Std'" style:font-adornments="55 Roman" style:font-family-generic="swiss" style:font-pitch="variable"/>
    <style:font-face style:name="HelveticaNeueLT Std1" svg:font-family="'HelveticaNeueLT Std'" style:font-adornments="Gra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draw:marker draw:name="Arrow"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494440" style:font-name="HelveticaNeueLT Std"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FreeSans"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fo:color="#494440" style:font-name="HelveticaNeueLT Std"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text-properties fo:color="#494440" style:font-name="HelveticaNeueLT Std" style:font-size-asian="10.5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color="#494440"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cm" fo:margin-bottom="1.101cm" fo:text-indent="-0.76cm" style:auto-text-indent="false" style:page-number="auto" fo:break-before="auto" fo:break-after="auto" fo:background-color="transparent" fo:padding="0cm" fo:border="none" style:shadow="none">
        <style:tab-stops/>
        <style:drop-cap/>
        <style:background-image/>
      </style:paragraph-properties>
      <style:text-properties fo:font-variant="small-caps" fo:color="#1abc9c" style:font-name="HelveticaNeueLT Std1" fo:font-size="150%"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text-properties fo:color="#494440" style:font-name="HelveticaNeueLT St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master-page-name="">
      <style:paragraph-properties fo:margin-top="0.101cm" fo:margin-bottom="0.21cm" style:page-number="auto" fo:background-color="transparent" fo:padding="0cm" fo:border="none" style:shadow="none">
        <style:background-image/>
      </style:paragraph-properties>
      <style:text-properties fo:color="#7f8c8c" style:font-name="HelveticaNeueLT Std"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text-properties fo:color="#494440" style:font-name="HelveticaNeueLT St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aysage" style:family="paragraph" style:next-style-name="Text_20_body" style:auto-update="true" style:master-page-name="Standard">
      <style:paragraph-properties fo:margin="100%" fo:margin-left="0.083cm" fo:margin-right="0cm" fo:margin-top="0cm" fo:margin-bottom="0cm" fo:text-indent="0cm" style:auto-text-indent="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Drawing" style:family="paragraph" style:parent-style-name="Caption" style:class="extra"/>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athy" style:family="paragraph" style:parent-style-name="Heading_20_1" style:default-outline-level="" style:list-style-name="" style:class="text">
      <style:paragraph-properties fo:text-align="justify" style:justify-single-word="false"/>
      <style:text-properties style:text-underline-style="none"/>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2LVL1" style:display-name="WW_CharLFO2LVL1" style:family="text">
      <style:text-properties style:font-name="OpenSymbol1" style:font-name-asian="OpenSymbol1" style:font-name-complex="OpenSymbol1"/>
    </style:style>
    <style:style style:name="WW_5f_CharLFO2LVL2" style:display-name="WW_CharLFO2LVL2" style:family="text">
      <style:text-properties style:font-name="OpenSymbol1" style:font-name-asian="OpenSymbol1" style:font-name-complex="OpenSymbol1"/>
    </style:style>
    <style:style style:name="WW_5f_CharLFO2LVL3" style:display-name="WW_CharLFO2LVL3" style:family="text">
      <style:text-properties style:font-name="OpenSymbol1" style:font-name-asian="OpenSymbol1" style:font-name-complex="OpenSymbol1"/>
    </style:style>
    <style:style style:name="WW_5f_CharLFO2LVL4" style:display-name="WW_CharLFO2LVL4" style:family="text">
      <style:text-properties style:font-name="OpenSymbol1" style:font-name-asian="OpenSymbol1" style:font-name-complex="OpenSymbol1"/>
    </style:style>
    <style:style style:name="WW_5f_CharLFO2LVL5" style:display-name="WW_CharLFO2LVL5" style:family="text">
      <style:text-properties style:font-name="OpenSymbol1" style:font-name-asian="OpenSymbol1" style:font-name-complex="OpenSymbol1"/>
    </style:style>
    <style:style style:name="WW_5f_CharLFO2LVL6" style:display-name="WW_CharLFO2LVL6" style:family="text">
      <style:text-properties style:font-name="OpenSymbol1" style:font-name-asian="OpenSymbol1" style:font-name-complex="OpenSymbol1"/>
    </style:style>
    <style:style style:name="WW_5f_CharLFO2LVL7" style:display-name="WW_CharLFO2LVL7" style:family="text">
      <style:text-properties style:font-name="OpenSymbol1" style:font-name-asian="OpenSymbol1" style:font-name-complex="OpenSymbol1"/>
    </style:style>
    <style:style style:name="WW_5f_CharLFO2LVL8" style:display-name="WW_CharLFO2LVL8" style:family="text">
      <style:text-properties style:font-name="OpenSymbol1" style:font-name-asian="OpenSymbol1" style:font-name-complex="OpenSymbol1"/>
    </style:style>
    <style:style style:name="WW_5f_CharLFO2LVL9" style:display-name="WW_CharLFO2LVL9"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b80047"/>
    </style:style>
    <style:style style:name="MP2" style:family="paragraph">
      <style:paragraph-properties fo:text-align="center"/>
    </style:style>
    <style:style style:name="MP3" style:family="paragraph" style:parent-style-name="Footer">
      <style:paragraph-properties fo:background-color="transparent">
        <style:background-image/>
      </style:paragraph-properties>
      <style:text-properties fo:color="#b80047"/>
    </style:style>
    <style:style style:name="MT1" style:family="text">
      <style:text-properties fo:color="#ffffff" style:font-name="HelveticaNeueLT Std2" fo:font-weight="bold"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s8" text:anchor-type="paragraph" svg:x="13.744cm" svg:y="-2cm" svg:width="3.821cm" svg:height="1.222cm" draw:z-index="35"><draw:image xlink:href="Pictures/100002010000015E0000007069657746.png" xlink:type="simple" xlink:show="embed" xlink:actuate="onLoad"/></draw:frame><draw:rect text:anchor-type="paragraph" draw:z-index="8" draw:style-name="Mgr1" draw:text-style-name="MP2" svg:width="0.251cm" svg:height="29.699cm" svg:x="-2.002cm" svg:y="-2.002cm"><text:p/></draw:rect><draw:rect text:anchor-type="paragraph" draw:z-index="17" draw:style-name="Mgr2" draw:text-style-name="MP2" svg:width="3.315cm" svg:height="1.087cm" svg:x="15.683cm" svg:y="24.876cm"><text:p/></draw:rect><draw:rect text:anchor-type="paragraph" draw:z-index="26" draw:style-name="Mgr3" draw:text-style-name="MP2" svg:width="4.283cm" svg:height="1.304cm" svg:x="13.518cm" svg:y="-2.002cm"><text:p/></draw:rect></text:p>
      </style:header>
      <style:footer>
        <text:p text:style-name="MP3"><text:tab/><text:tab/><text:span text:style-name="MT1"><text:page-number text:select-page="current">9</text:page-number></text:span><text:span text:style-name="MT1">/</text:span><text:span text:style-name="MT1"><text:page-count>9</text:page-count></text:span></text:p>
      </style:footer>
    </style:master-page>
    <style:master-page style:name="Landscape" style:page-layout-name="Mpm2"/>
    <style:master-page style:name="Right_20_Page" style:display-name="Right Page" style:page-layout-name="Mpm3"/>
    <style:master-page style:name="Left_20_Page" style:display-name="Left Page" style:page-layout-name="Mpm4"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8T10:40:59.067000000</meta:creation-date>
    <meta:editing-duration>P1DT3H20M2S</meta:editing-duration>
    <meta:editing-cycles>175</meta:editing-cycles>
    <meta:generator>OpenOffice/4.0.1$Win32 OpenOffice.org_project/401m5$Build-9714</meta:generator>
    <dc:date>2013-12-19T23:35:41.55</dc:date>
    <meta:print-date>2013-12-12T16:05:50.730000000</meta:print-date>
    <meta:document-statistic meta:table-count="2" meta:image-count="1" meta:object-count="0" meta:page-count="9" meta:paragraph-count="183" meta:word-count="1678" meta:character-count="10391"/>
  </office:meta>
</office:document-meta>
</file>